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Datum">
      <style:text-properties fo:font-weight="normal" style:font-weight-asian="normal" style:font-weight-complex="normal"/>
    </style:style>
    <style:style style:name="P3" style:family="paragraph" style:parent-style-name="Standard">
      <style:paragraph-properties fo:line-height="0.529cm"/>
    </style:style>
    <style:style style:name="P4" style:family="paragraph" style:parent-style-name="Standard">
      <style:paragraph-properties fo:line-height="0.529cm"/>
      <style:text-properties fo:font-weight="normal" style:font-weight-asian="normal" style:font-weight-complex="normal"/>
    </style:style>
    <style:style style:name="P5" style:family="paragraph" style:parent-style-name="Absender_5f_im_5f_Empfängerfeld">
      <style:text-properties style:font-name="Nimbus Roman No9 L3"/>
    </style:style>
    <style:style style:name="P6" style:family="paragraph" style:parent-style-name="Text" style:master-page-name=""/>
    <style:style style:name="P7" style:family="paragraph" style:parent-style-name="Text">
      <style:paragraph-properties fo:text-align="start" style:justify-single-word="false"/>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style:font-name-asian="Garamond" style:font-name-complex="Garamon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language="en" fo:country="US"/>
    </style:style>
    <style:style style:name="T6" style:family="text">
      <style:text-properties fo:font-weight="normal" style:font-weight-asian="normal" style:font-weight-complex="normal"/>
    </style:style>
    <style:style style:name="fr1" style:family="graphic" style:parent-style-name="Frame">
      <style:graphic-properties style:wrap="none"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Rahmen3" text:anchor-type="paragraph" svg:x="8.292cm" svg:y="4.981cm" svg:width="7.721cm" draw:z-index="2"><draw:text-box fo:min-height="0.714cm"><text:p text:style-name="P2">3.2.2006</text:p></draw:text-box></draw:frame><draw:frame draw:style-name="fr2" draw:name="Rahmen2" text:anchor-type="paragraph" svg:x="10.204cm" svg:y="0.007cm" svg:width="5.786cm" draw:z-index="1"><draw:text-box fo:min-height="4.494cm"><text:p text:style-name="Sender">Eckhart Arnold<text:line-break/>Leichlinger Straße 6<text:line-break/>40591 Düsseldorf</text:p><text:p text:style-name="Sender"><text:span text:style-name="T1">Tel.: <text:tab/>0211 / 16 75 179<text:line-break/>Mobil:<text:tab/>0179 / 64 50 192<text:line-break/>E-Mail:<text:tab/></text:span><text:a xlink:type="simple" xlink:href="mailto:eckhart_arnold@hotmail.com"><text:span text:style-name="T2">eckhart_arnold@hotmail.com<text:line-break/></text:span></text:a><text:span text:style-name="T1">Web:<text:tab/></text:span><text:a xlink:type="simple" xlink:href="http://www.eckhartarnold.de/"><text:span text:style-name="T2">www.eckhartarnold.de</text:span></text:a></text:p></draw:text-box></draw:frame><draw:frame draw:style-name="fr1" draw:name="Rahmen1" text:anchor-type="paragraph" svg:x="0.025cm" svg:y="0.827cm" svg:width="7.622cm" draw:z-index="0"><draw:text-box fo:min-height="3.24cm"><text:p text:style-name="P3">Hans Kelsen-Institut</text:p><text:p text:style-name="P3">Bundesstiftung</text:p><text:p text:style-name="P3">Gymnasiumstraße 79</text:p><text:p text:style-name="P4">A-1190 Wien</text:p></draw:text-box></draw:frame><draw:frame draw:style-name="fr1" draw:name="Rahmen5" text:anchor-type="paragraph" svg:x="0.023cm" svg:y="0.007cm" svg:width="7.959cm" draw:z-index="3"><draw:text-box fo:min-height="0.854cm"><text:p text:style-name="P5">Eckhart Arnold <text:span text:style-name="T3">·</text:span> Leichlinger Str. 6 · 40591 Düsseldorf</text:p></draw:text-box></draw:frame></text:p>
      <text:p text:style-name="P1"><text:span text:style-name="T4">Einnahmen aus Kelsens Voegelin-Rezension</text:span><text:line-break/></text:p>
      <text:p text:style-name="Text">Sehr geehrter Herr Professor Jabloner,</text:p>
      <text:p text:style-name="Text">Sehr geehrter Herr Professor Walter, </text:p>
      <text:p text:style-name="Text"/>
      <text:p text:style-name="P6">Für den Band „Hans Kelsen: A New <text:span text:style-name="T5">Science</text:span> <text:span text:style-name="T5">of</text:span> <text:span text:style-name="T5">Politics</text:span>“ ist ein <text:span text:style-name="T6">Honorar in Höhe von <text:s/>220,40 Euro angefallen. Unserer Absprache gemäß habe ich ¾ des Honorars, also 165,30 Euro auf das in Ihrem Schreiben vom 7. Dezember 2004 angegebene Konto des Hans Kelsen Instituts überwiesen. Bisher sind 216 Exemplare des Buches verkauft worden, wobei ab dem 101. Exemplar ein Autorenhonorar anfällt. Die genaue Berechnung können Sie dem Schreiben des ontos-Verlags entnehmen, das ich in Kopie beigefügt habe.</text:span></text:p>
      <text:p text:style-name="Text"/>
      <text:p text:style-name="Text">Mit den besten Grüßen</text:p>
      <text:p text:style-name="Text"/>
      <text:p text:style-name="Text"/>
      <text:p text:style-name="P7">Eckhart Arnold<text:line-break/></text:p>
      <text:p text:style-name="Tex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paragraph-properties fo:margin-left="0cm" fo:margin-right="0cm" fo:line-height="150%" fo:text-align="justify" style:justify-single-word="false" fo:hyphenation-ladder-count="no-limit" fo:text-indent="0.499cm" style:auto-text-indent="false"/>
      <style:text-properties fo:font-size="12pt" fo:font-style="normal" fo:hyphenate="true" fo:hyphenation-remain-char-count="2" fo:hyphenation-push-char-count="2"/>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21cm" text:number-lines="false" text:line-number="0"/>
    </style:style>
    <style:style style:name="Sender" style:family="paragraph" style:parent-style-name="Standard" style:class="extra">
      <style:paragraph-properties fo:margin-top="0cm" fo:margin-bottom="0.21cm" text:number-lines="false" text:line-number="0"/>
    </style:style>
    <style:style style:name="Datum" style:family="paragraph" style:parent-style-name="Frame_20_contents" style:class="extra">
      <style:paragraph-properties fo:text-align="end" style:justify-single-word="false"/>
    </style:style>
    <style:style style:name="Betreff" style:family="paragraph" style:parent-style-name="Frame_20_contents">
      <style:paragraph-properties fo:text-align="center" style:justify-single-word="false"/>
      <style:text-properties style:font-name="Nimbus Roman No9 L1" fo:font-weight="bold" style:font-weight-asian="bold" style:font-weight-complex="bold"/>
    </style:style>
    <style:style style:name="Absender_5f_im_5f_Empfängerfeld" style:display-name="Absender_im_Empfängerfeld" style:family="paragraph" style:parent-style-name="Frame_20_contents">
      <style:text-properties style:font-name="Nimbus Roman No9 L2" fo:font-size="10pt" fo:font-weight="normal" style:font-size-asian="10pt"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4.5cm" fo:margin-bottom="2.499cm" fo:margin-left="2.499cm" fo:margin-right="2.4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11-23T22:39:48</meta:creation-date>
    <dc:date>2006-02-03T11:47:57</dc:date>
    <dc:language>de-DE</dc:language>
    <meta:editing-cycles>6</meta:editing-cycles>
    <meta:editing-duration>PT30M53S</meta:editing-duration>
    <meta:template xlink:type="simple" xlink:actuate="onRequest" xlink:role="template" xlink:href="../../../../.openoffice.org2.0/user/template/Briefkopf_EA.ott" xlink:title="Briefkopf_EA" meta:date="2005-11-23T22:39:48"/>
    <meta:user-defined meta:name="Info 1"/>
    <meta:user-defined meta:name="Info 2"/>
    <meta:user-defined meta:name="Info 3"/>
    <meta:user-defined meta:name="Info 4"/>
    <meta:document-statistic meta:table-count="0" meta:image-count="0" meta:object-count="0" meta:page-count="1" meta:paragraph-count="15" meta:word-count="141" meta:character-count="931"/>
  </office:meta>
</office:document-meta>
</file>